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2"/>
    <style:style style:name="T1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ultores B y B</text:p>
      <text:p text:style-name="Subtitle">Actualización</text:p>
      <text:h text:style-name="Heading_20_1" text:outline-level="1">Nuevo procesador de textos de la empresa</text:h>
      <text:p text:style-name="Text_20_body">Hace poco tiempo nos decidimos por <text:span text:style-name="T1">Writer</text:span>, como procesador de textos estándar de nuestra empresa. Esta decisión afectará a nuestra producción y al diseño de manuales para clientes. A partir de ahora podremos:</text:p>
      <text:list xml:id="list7076451896487574267" text:style-name="L1">
        <text:list-item>
          <text:p text:style-name="P1">Combinar los textos de clientes con imágenes, gráficos o tablas para darles un aspecto profesional y cuidado.</text:p>
        </text:list-item>
        <text:list-item>
          <text:p text:style-name="P1">Importar en documentos <text:span text:style-name="T1">Writer</text:span> versiones anteriores del manual creado por el cliente en procesadores de textos basados en caracteres, en lugar de volver a escribirlos.</text:p>
        </text:list-item>
        <text:list-item>
          <text:p text:style-name="P1">Crear hojas de estilos (plantillas) para el manual de forma que nos resulte fácil la actualización sin tener que partir de cero. </text:p>
        </text:list-item>
      </text:list>
      <text:p text:style-name="Text_20_body">Algunas de las cosas que puede hacer con <text:span text:style-name="T1">Writer</text:span></text:p>
      <text:p text:style-name="Text_20_body">Combinar texto e imágenes, gráficos, dibujos, ecuaciones y tablas.</text:p>
      <text:p text:style-name="Text_20_body">Puede ver el aspecto del documento <text:span text:style-name="T1">Writer</text:span> en WYSIWIG (lo que se ve es lo que se obtiene, del inglés What You See Is What You Get).</text:p>
      <text:p text:style-name="Text_20_body">Puede crear documentos, modelos o plantillas denominadas hojas de estilos - memorándums, cartas, informes, notas de prensa, transparencias, boletines, faxes, esquemas y sobres - que le darán instantáneamente imágenes e informaciones de formatos.</text:p>
      <text:p text:style-name="Text_20_body">Puede marcar el documento para revisión, comprobar la ortografía, marcar entradas de índices, consultar sinónimos y definiciones y mucho más.</text:p>
      <text:h text:style-name="Heading_20_1" text:outline-level="1">Nuevo Personal</text:h>
      <text:p text:style-name="Standard">Patricia González<text:tab/>Servicio técnico<text:tab/>Extensión 650</text:p>
      <text:p text:style-name="Standard">Juan Olea<text:tab/>Gráficos<text:tab/>Extensión 635</text:p>
      <text:p text:style-name="Standard">Darío Martínez<text:tab/>Documentación <text:tab/>Extensión 645</text:p>
      <text:p text:style-name="Standard">María Novales<text:tab/>Dpto. Jurídico<text:tab/>Extensión 622</text:p>
      <text:p text:style-name="Standard">Luisa Estévez<text:tab/>Administrativo <text:tab/>Extensión 699</text:p>
      <text:h text:style-name="Heading_20_1" text:outline-level="1">Formación</text:h>
      <text:p text:style-name="Text_20_body">Póngase en contacto con Simón para organizar los horarios y grupos de trabajo.</text:p>
      <text:list xml:id="list7951073500879748146" text:style-name="L2">
        <text:list-item>
          <text:p text:style-name="P3">Conceptos básicos sobre <text:span text:style-name="T1">Writer</text:span></text:p>
        </text:list-item>
        <text:list-item>
          <text:p text:style-name="P3">Hojas de estilos de <text:span text:style-name="T1">Writer</text:span></text:p>
        </text:list-item>
        <text:list-item>
          <text:p text:style-name="P3">Funciones avanzadas de <text:span text:style-name="T1">Writer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mbre Apellidos</meta:initial-creator>
    <meta:creation-date>2014-03-20T12:14:46.693000000</meta:creation-date>
    <dc:date>2014-03-20T13:20:08.442000000</dc:date>
    <dc:creator>Nombre Apellidos</dc:creator>
    <meta:editing-duration>P0D</meta:editing-duration>
    <meta:editing-cycles>2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23" meta:word-count="269" meta:character-count="1714" meta:non-whitespace-character-count="1471"/>
  </office:meta>
</office:document-meta>
</file>